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52in"/>
    </style:style>
    <style:style style:name="co2" style:family="table-column">
      <style:table-column-properties fo:break-before="auto" style:column-width="0.8453in"/>
    </style:style>
    <style:style style:name="co3" style:family="table-column">
      <style:table-column-properties fo:break-before="auto" style:column-width="0.9409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802in"/>
    </style:style>
    <style:style style:name="co6" style:family="table-column">
      <style:table-column-properties fo:break-before="auto" style:column-width="0.217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283in"/>
    </style:style>
    <style:style style:name="ro1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<text:s/>BubbleSort</text:p>
          </table:table-cell>
          <table:table-cell office:value-type="string">
            <text:p><text:s/>InsertionSort</text:p>
          </table:table-cell>
          <table:table-cell office:value-type="string">
            <text:p><text:s/>QuickSort</text:p>
          </table:table-cell>
          <table:table-cell office:value-type="string">
            <text:p><text:s/>MergeSort</text:p>
          </table:table-cell>
          <table:table-cell/>
          <table:table-cell office:value-type="string">
            <text:p>Averages:</text:p>
          </table:table-cell>
          <table:table-cell office:value-type="string">
            <text:p><text:s/>BubbleSort</text:p>
          </table:table-cell>
          <table:table-cell office:value-type="string">
            <text:p><text:s/>InsertionSort</text:p>
          </table:table-cell>
          <table:table-cell office:value-type="string">
            <text:p><text:s/>QuickSort</text:p>
          </table:table-cell>
          <table:table-cell office:value-type="string">
            <text:p><text:s/>MergeSor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AVERAGE([.B2:.B101])" office:value-type="float" office:value="0">
            <text:p>0</text:p>
          </table:table-cell>
          <table:table-cell table:formula="of:=AVERAGE([.C2:.C101])" office:value-type="float" office:value="0">
            <text:p>0</text:p>
          </table:table-cell>
          <table:table-cell table:formula="of:=AVERAGE([.D2:.D101])" office:value-type="float" office:value="0">
            <text:p>0</text:p>
          </table:table-cell>
          <table:table-cell table:formula="of:=AVERAGE([.E2:.E101]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table:formula="of:=AVERAGE([.B102:.B201])" office:value-type="float" office:value="0">
            <text:p>0</text:p>
          </table:table-cell>
          <table:table-cell table:formula="of:=AVERAGE([.C102:.C201])" office:value-type="float" office:value="0">
            <text:p>0</text:p>
          </table:table-cell>
          <table:table-cell table:formula="of:=AVERAGE([.D102:.D201])" office:value-type="float" office:value="0">
            <text:p>0</text:p>
          </table:table-cell>
          <table:table-cell table:formula="of:=AVERAGE([.E102:.E201]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table:formula="of:=AVERAGE([.B202:.B301])" office:value-type="float" office:value="0">
            <text:p>0</text:p>
          </table:table-cell>
          <table:table-cell table:formula="of:=AVERAGE([.C202:.C301])" office:value-type="float" office:value="0">
            <text:p>0</text:p>
          </table:table-cell>
          <table:table-cell table:formula="of:=AVERAGE([.D202:.D301])" office:value-type="float" office:value="0">
            <text:p>0</text:p>
          </table:table-cell>
          <table:table-cell table:formula="of:=AVERAGE([.E202:.E301]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0">
            <text:p>500</text:p>
          </table:table-cell>
          <table:table-cell table:formula="of:=AVERAGE([.B302:.B401])" office:value-type="float" office:value="0">
            <text:p>0</text:p>
          </table:table-cell>
          <table:table-cell table:formula="of:=AVERAGE([.C302:.C401])" office:value-type="float" office:value="0">
            <text:p>0</text:p>
          </table:table-cell>
          <table:table-cell table:formula="of:=AVERAGE([.D302:.D401])" office:value-type="float" office:value="0">
            <text:p>0</text:p>
          </table:table-cell>
          <table:table-cell table:formula="of:=AVERAGE([.E302:.E401])" office:value-type="float" office:value="0.01">
            <text:p>0.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0">
            <text:p>1000</text:p>
          </table:table-cell>
          <table:table-cell table:formula="of:=AVERAGE([.B402:.B501])" office:value-type="float" office:value="0.01">
            <text:p>0.01</text:p>
          </table:table-cell>
          <table:table-cell table:formula="of:=AVERAGE([.C402:.C501])" office:value-type="float" office:value="0">
            <text:p>0</text:p>
          </table:table-cell>
          <table:table-cell table:formula="of:=AVERAGE([.D402:.D501])" office:value-type="float" office:value="0">
            <text:p>0</text:p>
          </table:table-cell>
          <table:table-cell table:formula="of:=AVERAGE([.E402:.E501])" office:value-type="float" office:value="0.03">
            <text:p>0.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00">
            <text:p>5000</text:p>
          </table:table-cell>
          <table:table-cell table:style-name="ce1" table:formula="of:=AVERAGE([.B502:.B601])" office:value-type="float" office:value="0.17">
            <text:p>0.17</text:p>
          </table:table-cell>
          <table:table-cell table:style-name="ce1" table:formula="of:=AVERAGE([.C502:.C601])" office:value-type="float" office:value="0.09">
            <text:p>0.09</text:p>
          </table:table-cell>
          <table:table-cell table:style-name="ce1" table:formula="of:=AVERAGE([.D502:.D601])" office:value-type="float" office:value="0">
            <text:p>0</text:p>
          </table:table-cell>
          <table:table-cell table:style-name="ce1" table:formula="of:=AVERAGE([.E502:.E601])" office:value-type="float" office:value="0.49">
            <text:p>0.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00">
            <text:p>10000</text:p>
          </table:table-cell>
          <table:table-cell table:formula="of:=AVERAGE([.B602:.B701])" office:value-type="float" office:value="0.77">
            <text:p>0.77</text:p>
          </table:table-cell>
          <table:table-cell table:formula="of:=AVERAGE([.C602:.C701])" office:value-type="float" office:value="0.28">
            <text:p>0.28</text:p>
          </table:table-cell>
          <table:table-cell table:formula="of:=AVERAGE([.D602:.D701])" office:value-type="float" office:value="0">
            <text:p>0</text:p>
          </table:table-cell>
          <table:table-cell table:formula="of:=AVERAGE([.E602:.E701])" office:value-type="float" office:value="1.85">
            <text:p>1.8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000">
            <text:p>50000</text:p>
          </table:table-cell>
          <table:table-cell table:formula="of:=AVERAGE([.B702:.B801])" office:value-type="float" office:value="20.33">
            <text:p>20.33</text:p>
          </table:table-cell>
          <table:table-cell table:formula="of:=AVERAGE([.C702:.C801])" office:value-type="float" office:value="7">
            <text:p>7</text:p>
          </table:table-cell>
          <table:table-cell table:formula="of:=AVERAGE([.D702:.D801])" office:value-type="float" office:value="0.02">
            <text:p>0.02</text:p>
          </table:table-cell>
          <table:table-cell table:formula="of:=AVERAGE([.E702:.E801])" office:value-type="float" office:value="44.41">
            <text:p>44.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000">
            <text:p>100000</text:p>
          </table:table-cell>
          <table:table-cell table:formula="of:=AVERAGE([.B901:.B8022])" office:value-type="float" office:value="81">
            <text:p>81</text:p>
          </table:table-cell>
          <table:table-cell table:formula="of:=AVERAGE([.C901:.C8022])" office:value-type="float" office:value="28">
            <text:p>28</text:p>
          </table:table-cell>
          <table:table-cell table:formula="of:=AVERAGE([.D901:.D8022])" office:value-type="float" office:value="0">
            <text:p>0</text:p>
          </table:table-cell>
          <table:table-cell table:formula="of:=AVERAGE([.E901:.E8022])" office:value-type="float" office:value="178">
            <text:p>1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>
            <draw:frame table:end-cell-address="Sheet1.R45" table:end-x="0.4134in" table:end-y="0.1638in" draw:z-index="0" draw:style-name="gr1" svg:width="10.3445in" svg:height="5.4791in" svg:x="0.2004in" svg:y="0.0728in">
              <draw:object draw:notify-on-update-of-ranges="Sheet1.G2:Sheet1.G10 Sheet1.H1:Sheet1.H1 Sheet1.H2:Sheet1.H10 Sheet1.G2:Sheet1.G10 Sheet1.I1:Sheet1.I1 Sheet1.I2:Sheet1.I10 Sheet1.G2:Sheet1.G10 Sheet1.J1:Sheet1.J1 Sheet1.J2:Sheet1.J10 Sheet1.G2:Sheet1.G10 Sheet1.K1:Sheet1.K1 Sheet1.K2:Sheet1.K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table:number-columns-repeated="4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15:0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09T15:00:50</dc:date>
    <dc:creator>Ben Sanabria</dc:creator>
    <meta:generator>OpenOffice.org/3.2$Unix OpenOffice.org_project/320m18$Build-9502</meta:generator>
    <meta:editing-duration>PT02H22M47S</meta:editing-duration>
    <meta:editing-cycles>1</meta:editing-cycles>
    <meta:document-statistic meta:table-count="1" meta:cell-count="45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power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 style:data-style-name="N60"/>
    <style:style style:name="ch12" style:family="chart" style:data-style-name="N0">
      <style:chart-properties chart:symbol-type="named-symbol" chart:symbol-name="diamond" chart:symbol-width="0.25cm" chart:symbol-height="0.25cm" chart:regression-type="power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regression-type="logarithmic"/>
      <style:graphic-properties svg:stroke-width="0.088cm" svg:stroke-color="#ffd320" draw:fill-color="#ffd320"/>
      <style:text-properties fo:font-size="6pt" style:font-size-asian="6pt" style:font-size-complex="6pt"/>
    </style:style>
    <style:style style:name="ch15" style:family="chart">
      <style:graphic-properties svg:stroke-color="#ffd320"/>
    </style:style>
    <style:style style:name="ch16" style:family="chart" style:data-style-name="N0">
      <style:chart-properties chart:symbol-type="named-symbol" chart:symbol-name="arrow-up" chart:symbol-width="0.25cm" chart:symbol-height="0.25cm" chart:regression-type="power"/>
      <style:graphic-properties svg:stroke-width="0.088cm" svg:stroke-color="#579d1c" draw:fill-color="#579d1c"/>
      <style:text-properties fo:font-size="6pt" style:font-size-asian="6pt" style:font-size-complex="6pt"/>
    </style:style>
    <style:style style:name="ch17" style:family="chart">
      <style:graphic-properties svg:stroke-color="#579d1c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276cm" svg:height="13.918cm" xlink:href=".." chart:class="chart:scatter" chart:style-name="ch1">
        <chart:title svg:x="12.287cm" svg:y="0.279cm" chart:style-name="ch2">
          <text:p>All Sorts</text:p>
        </chart:title>
        <chart:legend chart:legend-position="end" svg:x="20.402cm" svg:y="1.614cm" chart:style-name="ch3"/>
        <chart:plot-area chart:style-name="ch4" table:cell-range-address="Sheet1.G1:Sheet1.K10" chart:data-source-has-labels="row" svg:x="0.849cm" svg:y="1.056cm" svg:width="18.965cm" svg:height="12.229cm">
          <chart:axis chart:dimension="x" chart:name="primary-x" chart:style-name="ch5">
            <chart:title svg:x="9.911cm" svg:y="12.999cm" chart:style-name="ch6">
              <text:p>size of list</text:p>
            </chart:title>
          </chart:axis>
          <chart:axis chart:dimension="y" chart:name="primary-y" chart:style-name="ch5">
            <chart:title svg:x="0.526cm" svg:y="7.931cm" chart:style-name="ch7">
              <text:p>time (seconds)</text:p>
            </chart:title>
            <chart:grid chart:style-name="ch8" chart:class="major"/>
          </chart:axis>
          <chart:series chart:style-name="ch9" chart:values-cell-range-address="Sheet1.H2:Sheet1.H10" chart:label-cell-address="Sheet1.H1:Sheet1.H1" chart:class="chart:scatter">
            <chart:domain table:cell-range-address="Sheet1.G2:Sheet1.G10"/>
            <chart:regression-curve chart:style-name="ch10">
              <chart:equation svg:x="19.495cm" svg:y="5.771cm" chart:style-name="ch11"/>
            </chart:regression-curve>
            <chart:data-point chart:repeated="9"/>
          </chart:series>
          <chart:series chart:style-name="ch12" chart:values-cell-range-address="Sheet1.I2:Sheet1.I10" chart:label-cell-address="Sheet1.I1:Sheet1.I1" chart:class="chart:scatter">
            <chart:regression-curve chart:style-name="ch13">
              <chart:equation svg:x="19.617cm" svg:y="9.821cm" chart:style-name="ch11"/>
            </chart:regression-curve>
            <chart:data-point chart:repeated="9"/>
          </chart:series>
          <chart:series chart:style-name="ch14" chart:values-cell-range-address="Sheet1.J2:Sheet1.J10" chart:label-cell-address="Sheet1.J1:Sheet1.J1" chart:class="chart:scatter">
            <chart:regression-curve chart:style-name="ch15">
              <chart:equation svg:x="19.261cm" svg:y="11.861cm" chart:style-name="ch11"/>
            </chart:regression-curve>
            <chart:data-point chart:repeated="9"/>
          </chart:series>
          <chart:series chart:style-name="ch16" chart:values-cell-range-address="Sheet1.K2:Sheet1.K10" chart:label-cell-address="Sheet1.K1:Sheet1.K1" chart:class="chart:scatter">
            <chart:regression-curve chart:style-name="ch17">
              <chart:equation svg:x="10.257cm" svg:y="2.593cm" chart:style-name="ch11"/>
            </chart:regression-curve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Sheet1.H1:Sheet1.H1"> BubbleSort</text:p>
              </table:table-cell>
              <table:table-cell office:value-type="string">
                <text:p text:id="Sheet1.I1:Sheet1.I1"> InsertionSort</text:p>
              </table:table-cell>
              <table:table-cell office:value-type="string">
                <text:p text:id="Sheet1.J1:Sheet1.J1"> QuickSort</text:p>
              </table:table-cell>
              <table:table-cell office:value-type="string">
                <text:p text:id="Sheet1.K1:Sheet1.K1"> Merge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1.G2:Sheet1.G10">10</text:p>
              </table:table-cell>
              <table:table-cell office:value-type="float" office:value="0">
                <text:p text:id="Sheet1.H2:Sheet1.H10">0</text:p>
              </table:table-cell>
              <table:table-cell office:value-type="float" office:value="0">
                <text:p text:id="Sheet1.I2:Sheet1.I10">0</text:p>
              </table:table-cell>
              <table:table-cell office:value-type="float" office:value="0">
                <text:p text:id="Sheet1.J2:Sheet1.J10">0</text:p>
              </table:table-cell>
              <table:table-cell office:value-type="float" office:value="0">
                <text:p text:id="Sheet1.K2:Sheet1.K10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17">
                <text:p>0.17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77">
                <text:p>0.77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20.33">
                <text:p>20.33</text:p>
              </table:table-cell>
              <table:table-cell office:value-type="float" office:value="7">
                <text:p>7</text:p>
              </table:table-cell>
              <table:table-cell office:value-type="float" office:value="0.02">
                <text:p>0.02</text:p>
              </table:table-cell>
              <table:table-cell office:value-type="float" office:value="44.41">
                <text:p>44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81">
                <text:p>8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78">
                <text:p>1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